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c9b3b"/>
    </style:style>
    <style:style style:name="P2" style:family="paragraph" style:parent-style-name="Standard">
      <style:text-properties officeooo:rsid="00050ae9" officeooo:paragraph-rsid="000853ae"/>
    </style:style>
    <style:style style:name="P3" style:family="paragraph" style:parent-style-name="Standard">
      <style:text-properties officeooo:rsid="00050ae9" officeooo:paragraph-rsid="000db458"/>
    </style:style>
    <style:style style:name="P4" style:family="paragraph" style:parent-style-name="Standard">
      <style:text-properties officeooo:rsid="00050ae9" officeooo:paragraph-rsid="0024cc2e"/>
    </style:style>
    <style:style style:name="P5" style:family="paragraph" style:parent-style-name="Standard">
      <style:text-properties officeooo:rsid="00050ae9" officeooo:paragraph-rsid="002a9849"/>
    </style:style>
    <style:style style:name="P6" style:family="paragraph" style:parent-style-name="Standard">
      <style:text-properties officeooo:rsid="00050ae9" officeooo:paragraph-rsid="002f6da5"/>
    </style:style>
    <style:style style:name="P7" style:family="paragraph" style:parent-style-name="Standard">
      <style:text-properties officeooo:rsid="00050ae9" officeooo:paragraph-rsid="0035005f"/>
    </style:style>
    <style:style style:name="P8" style:family="paragraph" style:parent-style-name="Standard">
      <style:text-properties officeooo:rsid="00050ae9" officeooo:paragraph-rsid="003e0554"/>
    </style:style>
    <style:style style:name="P9" style:family="paragraph" style:parent-style-name="Standard">
      <style:text-properties officeooo:rsid="0012889c" officeooo:paragraph-rsid="002dbc9e"/>
    </style:style>
    <style:style style:name="P10" style:family="paragraph" style:parent-style-name="Standard">
      <style:text-properties officeooo:rsid="000853ae" officeooo:paragraph-rsid="0024cc2e"/>
    </style:style>
    <style:style style:name="P11" style:family="paragraph" style:parent-style-name="Standard">
      <style:text-properties officeooo:rsid="0008fd08" officeooo:paragraph-rsid="002dbc9e"/>
    </style:style>
    <style:style style:name="P12" style:family="paragraph" style:parent-style-name="Standard">
      <style:text-properties officeooo:rsid="0008fd08" officeooo:paragraph-rsid="00328b70"/>
    </style:style>
    <style:style style:name="P13" style:family="paragraph" style:parent-style-name="Standard">
      <style:text-properties officeooo:rsid="002dbc9e" officeooo:paragraph-rsid="00328b70"/>
    </style:style>
    <style:style style:name="P14" style:family="paragraph" style:parent-style-name="Standard">
      <style:text-properties officeooo:rsid="00331320" officeooo:paragraph-rsid="00331320"/>
    </style:style>
    <style:style style:name="P15" style:family="paragraph" style:parent-style-name="Standard">
      <style:text-properties officeooo:rsid="00331320" officeooo:paragraph-rsid="003e0554"/>
    </style:style>
    <style:style style:name="T1" style:family="text">
      <style:text-properties officeooo:rsid="000aeef2"/>
    </style:style>
    <style:style style:name="T2" style:family="text">
      <style:text-properties officeooo:rsid="0010d3b4"/>
    </style:style>
    <style:style style:name="T3" style:family="text">
      <style:text-properties officeooo:rsid="000b160d"/>
    </style:style>
    <style:style style:name="T4" style:family="text">
      <style:text-properties officeooo:rsid="00050ae9"/>
    </style:style>
    <style:style style:name="T5" style:family="text">
      <style:text-properties officeooo:rsid="00064ef6"/>
    </style:style>
    <style:style style:name="T6" style:family="text">
      <style:text-properties officeooo:rsid="0008fd08"/>
    </style:style>
    <style:style style:name="T7" style:family="text">
      <style:text-properties officeooo:rsid="0007c3ad"/>
    </style:style>
    <style:style style:name="T8" style:family="text">
      <style:text-properties officeooo:rsid="000853ae"/>
    </style:style>
    <style:style style:name="T9" style:family="text">
      <style:text-properties officeooo:rsid="00098d27"/>
    </style:style>
    <style:style style:name="T10" style:family="text">
      <style:text-properties officeooo:rsid="000ace49"/>
    </style:style>
    <style:style style:name="T11" style:family="text">
      <style:text-properties officeooo:rsid="000c9b3b"/>
    </style:style>
    <style:style style:name="T12" style:family="text">
      <style:text-properties officeooo:rsid="000db458"/>
    </style:style>
    <style:style style:name="T13" style:family="text">
      <style:text-properties officeooo:rsid="000f2a05"/>
    </style:style>
    <style:style style:name="T14" style:family="text">
      <style:text-properties officeooo:rsid="0010e6b8"/>
    </style:style>
    <style:style style:name="T15" style:family="text">
      <style:text-properties officeooo:rsid="0012889c"/>
    </style:style>
    <style:style style:name="T16" style:family="text">
      <style:text-properties officeooo:rsid="0012fe97"/>
    </style:style>
    <style:style style:name="T17" style:family="text">
      <style:text-properties officeooo:rsid="00133016"/>
    </style:style>
    <style:style style:name="T18" style:family="text">
      <style:text-properties officeooo:rsid="0014500d"/>
    </style:style>
    <style:style style:name="T19" style:family="text">
      <style:text-properties officeooo:rsid="0018109b"/>
    </style:style>
    <style:style style:name="T20" style:family="text">
      <style:text-properties officeooo:rsid="0015b062"/>
    </style:style>
    <style:style style:name="T21" style:family="text">
      <style:text-properties officeooo:rsid="0022d8df"/>
    </style:style>
    <style:style style:name="T22" style:family="text">
      <style:text-properties officeooo:rsid="0021227a"/>
    </style:style>
    <style:style style:name="T23" style:family="text">
      <style:text-properties officeooo:rsid="0021a49a"/>
    </style:style>
    <style:style style:name="T24" style:family="text">
      <style:text-properties officeooo:rsid="001abfd4"/>
    </style:style>
    <style:style style:name="T25" style:family="text">
      <style:text-properties officeooo:rsid="00291e92"/>
    </style:style>
    <style:style style:name="T26" style:family="text">
      <style:text-properties officeooo:rsid="0022f59b"/>
    </style:style>
    <style:style style:name="T27" style:family="text">
      <style:text-properties officeooo:rsid="0023d538"/>
    </style:style>
    <style:style style:name="T28" style:family="text">
      <style:text-properties officeooo:rsid="0024cc2e"/>
    </style:style>
    <style:style style:name="T29" style:family="text">
      <style:text-properties officeooo:rsid="002f8fbc"/>
    </style:style>
    <style:style style:name="T30" style:family="text">
      <style:text-properties officeooo:rsid="002cafc1"/>
    </style:style>
    <style:style style:name="T31" style:family="text">
      <style:text-properties officeooo:rsid="003162b7"/>
    </style:style>
    <style:style style:name="T32" style:family="text">
      <style:text-properties officeooo:rsid="002dd93f"/>
    </style:style>
    <style:style style:name="T33" style:family="text">
      <style:text-properties officeooo:rsid="00279da8"/>
    </style:style>
    <style:style style:name="T34" style:family="text">
      <style:text-properties officeooo:rsid="002a9849"/>
    </style:style>
    <style:style style:name="T35" style:family="text">
      <style:text-properties officeooo:rsid="002c87da"/>
    </style:style>
    <style:style style:name="T36" style:family="text">
      <style:text-properties officeooo:rsid="002dbc9e"/>
    </style:style>
    <style:style style:name="T37" style:family="text">
      <style:text-properties officeooo:rsid="002f6da5"/>
    </style:style>
    <style:style style:name="T38" style:family="text">
      <style:text-properties officeooo:rsid="00316c79"/>
    </style:style>
    <style:style style:name="T39" style:family="text">
      <style:text-properties officeooo:rsid="0031bf33"/>
    </style:style>
    <style:style style:name="T40" style:family="text">
      <style:text-properties officeooo:rsid="00328b70"/>
    </style:style>
    <style:style style:name="T41" style:family="text">
      <style:text-properties officeooo:rsid="00331320"/>
    </style:style>
    <style:style style:name="T42" style:family="text">
      <style:text-properties officeooo:rsid="0035005f"/>
    </style:style>
    <style:style style:name="T43" style:family="text">
      <style:text-properties officeooo:rsid="00389e93"/>
    </style:style>
    <style:style style:name="T44" style:family="text">
      <style:text-properties officeooo:rsid="003a8fd3"/>
    </style:style>
    <style:style style:name="T45" style:family="text">
      <style:text-properties officeooo:rsid="003c5e78"/>
    </style:style>
    <style:style style:name="T46" style:family="text">
      <style:text-properties officeooo:rsid="003e0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mbers <text:span text:style-name="T11">f</text:span>ormat AG85NF1</text:p>
      <text:p text:style-name="P1">by Arthur Golubev 19850316</text:p>
      <text:p text:style-name="Subtitle">2025-07-<text:span text:style-name="T39">11</text:span></text:p>
      <text:p text:style-name="P11">1. <text:span text:style-name="T36">Parameters of the format are to be defined by</text:span> <text:span text:style-name="T2">either </text:span>system or program/<text:span text:style-name="T3">application/task</text:span><text:span text:style-name="T36"> and restrictions for the</text:span><text:span text:style-name="T39">se</text:span><text:span text:style-name="T36"> parameters </text:span><text:span text:style-name="T37">are</text:span><text:span text:style-name="T36"> as follows:</text:span></text:p>
      <text:p text:style-name="P12"><text:tab/><text:span text:style-name="T36">1.1) </text:span><text:span text:style-name="T37">o</text:span><text:span text:style-name="T19">rder of digits </text:span><text:span text:style-name="T23">of byte</text:span><text:span text:style-name="T19"> </text:span><text:span text:style-name="T22">is</text:span><text:span text:style-name="T19"> </text:span><text:span text:style-name="T5">more-</text:span><text:span text:style-name="T15">weighting</text:span><text:span text:style-name="T4">-forward</text:span><text:span text:style-name="T19">;</text:span></text:p>
      <text:p text:style-name="P13"><text:tab/>1.2) size of <text:span text:style-name="T40">each </text:span>integer is some whole number of bytes;</text:p>
      <text:p text:style-name="P13"><text:tab/>1.3) <text:span text:style-name="T37">order of bytes in integer is</text:span><text:span text:style-name="T23"> </text:span><text:span text:style-name="T5">more-</text:span><text:span text:style-name="T15">weighting</text:span><text:span text:style-name="T4">-forward;</text:span></text:p>
      <text:p text:style-name="P9">2. <text:span text:style-name="T33">N</text:span>um<text:span text:style-name="T27">eric</text:span> space<text:span text:style-name="T5"> </text:span><text:span text:style-name="T33">is </text:span><text:span text:style-name="T40">as specified by </text:span><text:span text:style-name="T12">protocol</text:span><text:span text:style-name="T5"> ag</text:span><text:span text:style-name="T9">85</text:span><text:span text:style-name="T5">ns</text:span><text:span text:style-name="T17">p</text:span><text:span text:style-name="T5">1;</text:span></text:p>
      <text:p text:style-name="P14">3. By <text:span text:style-name="T2">either </text:span><text:span text:style-name="T6">system or program/</text:span><text:span text:style-name="T3">application/task</text:span> are specified base numbers of bytes for <text:span text:style-name="T44">each </text:span><text:span text:style-name="T43">integer</text:span>;</text:p>
      <text:p text:style-name="P15">4. Integers which require <text:span text:style-name="T46">either </text:span>base number of bytes or less <text:span text:style-name="T46">than </text:span>base number of bytes <text:span text:style-name="T46">to be</text:span> codd<text:span text:style-name="T46">ed </text:span>are codded by base number of bytes;</text:p>
      <text:p text:style-name="P6"><text:span text:style-name="T41">5</text:span>. <text:span text:style-name="T41">I</text:span><text:span text:style-name="T37">ntegers </text:span><text:span text:style-name="T41">which require more that base number of bytes </text:span><text:span text:style-name="T46">to be</text:span><text:span text:style-name="T41"> codd</text:span><text:span text:style-name="T46">ed</text:span><text:span text:style-name="T41"> </text:span><text:span text:style-name="T37">are</text:span><text:span text:style-name="T16"> </text:span><text:span text:style-name="T41">codded according to </text:span><text:span text:style-name="T34">the</text:span><text:span text:style-name="T23"> follow</text:span><text:span text:style-name="T34">ing rule</text:span><text:span text:style-name="T36">s</text:span><text:span text:style-name="T16">:</text:span></text:p>
      <text:p text:style-name="P10"><text:tab/><text:span text:style-name="T41">5</text:span><text:span text:style-name="T10">.1)</text:span><text:span text:style-name="T4"> firstly goes </text:span><text:span text:style-name="T5">sign </text:span><text:span text:style-name="T12">that</text:span><text:span text:style-name="T20"> </text:span><text:span text:style-name="T24">a</text:span><text:span text:style-name="T1"> value </text:span><text:span text:style-name="T25">is greater</text:span><text:span text:style-name="T1"> </text:span><text:span text:style-name="T25">than </text:span><text:span text:style-name="T29">maximum </text:span><text:span text:style-name="T30">value</text:span><text:span text:style-name="T15"> </text:span><text:span text:style-name="T31">of values </text:span><text:span text:style-name="T16">of byte</text:span><text:span text:style-name="T32"> which </text:span><text:span text:style-name="T31">are</text:span><text:span text:style-name="T32"> </text:span><text:span text:style-name="T29">not</text:span><text:span text:style-name="T21"> sign</text:span><text:span text:style-name="T31">s</text:span><text:span text:style-name="T7">;</text:span></text:p>
      <text:p text:style-name="P5"><text:span text:style-name="T5"><text:tab/></text:span><text:span text:style-name="T41">5</text:span><text:span text:style-name="T7">.</text:span><text:span text:style-name="T10">2</text:span><text:span text:style-name="T5">) then </text:span><text:span text:style-name="T17">go</text:span><text:span text:style-name="T34"> </text:span><text:span text:style-name="T41">bytes</text:span><text:span text:style-name="T5"> with the </text:span><text:span text:style-name="T34">integer</text:span><text:span text:style-name="T5">;</text:span></text:p>
      <text:p text:style-name="P3"><text:span text:style-name="T5"><text:tab/></text:span><text:span text:style-name="T41">5</text:span><text:span text:style-name="T10">.</text:span><text:span text:style-name="T7">3) </text:span><text:span text:style-name="T5">then </text:span><text:span text:style-name="T7">goes</text:span><text:span text:style-name="T5"> </text:span><text:span text:style-name="T19">sign that </text:span><text:span text:style-name="T7">sequence </text:span><text:span text:style-name="T19">ended</text:span><text:span text:style-name="T7">;</text:span></text:p>
      <text:p text:style-name="P4"><text:span text:style-name="T41">6</text:span>. <text:span text:style-name="T41">F</text:span>ractional number<text:span text:style-name="T41">s</text:span><text:span text:style-name="T17"> </text:span><text:span text:style-name="T41">are</text:span><text:span text:style-name="T26"> </text:span><text:span text:style-name="T18">presented </text:span><text:span text:style-name="T34">by </text:span><text:span text:style-name="T28">pair of </text:span><text:span text:style-name="T9">divided </text:span><text:span text:style-name="T17">integer </text:span><text:span text:style-name="T28">and dividing integer</text:span><text:span text:style-name="T18"> </text:span><text:span text:style-name="T28">and </text:span><text:span text:style-name="T41">are</text:span><text:span text:style-name="T38"> cod</text:span><text:span text:style-name="T46">d</text:span><text:span text:style-name="T38">e</text:span><text:span text:style-name="T41">d according to</text:span><text:span text:style-name="T28"> </text:span><text:span text:style-name="T34">the</text:span><text:span text:style-name="T26"> follow</text:span><text:span text:style-name="T34">ing rule</text:span><text:span text:style-name="T41">s</text:span>:</text:p>
      <text:p text:style-name="P3"><text:span text:style-name="T7"><text:tab/></text:span><text:span text:style-name="T41">6</text:span><text:span text:style-name="T15">.</text:span><text:span text:style-name="T7">1)</text:span> firstly goes <text:span text:style-name="T5">sign </text:span><text:span text:style-name="T23">of </text:span><text:span text:style-name="T8">fractional number</text:span><text:span text:style-name="T7">;</text:span></text:p>
      <text:p text:style-name="P7"><text:span text:style-name="T8"><text:tab/></text:span><text:span text:style-name="T41">6</text:span><text:span text:style-name="T15">.</text:span><text:span text:style-name="T8">2) </text:span><text:span text:style-name="T17">then go</text:span><text:span text:style-name="T46">es</text:span><text:span text:style-name="T17"> </text:span><text:span text:style-name="T9">divided </text:span><text:span text:style-name="T17">integer</text:span><text:span text:style-name="T14"> </text:span><text:span text:style-name="T34">according to </text:span><text:span text:style-name="T42">either</text:span><text:span text:style-name="T13"> paragraph </text:span><text:span text:style-name="T34">4 </text:span><text:span text:style-name="T42">or</text:span><text:span text:style-name="T13"> paragraph</text:span><text:span text:style-name="T41"> 5</text:span><text:span text:style-name="T13"> of this document </text:span><text:span text:style-name="T42">correspondingly to </text:span><text:span text:style-name="T46">how much bytes are required for codding </text:span><text:span text:style-name="T42">the integer</text:span><text:span text:style-name="T13">;</text:span></text:p>
      <text:p text:style-name="P8"><text:span text:style-name="T10"><text:tab/></text:span><text:span text:style-name="T41">6</text:span><text:span text:style-name="T15">.</text:span><text:span text:style-name="T13">3) </text:span><text:span text:style-name="T17">then go</text:span><text:span text:style-name="T46">es</text:span><text:span text:style-name="T17"> </text:span><text:span text:style-name="T9">dividing </text:span><text:span text:style-name="T17">integer</text:span><text:span text:style-name="T14"> </text:span><text:span text:style-name="T34">according to</text:span><text:span text:style-name="T13"> </text:span><text:span text:style-name="T42">either </text:span><text:span text:style-name="T13">paragraph </text:span><text:span text:style-name="T34">4</text:span><text:span text:style-name="T13"> </text:span><text:span text:style-name="T42">or</text:span><text:span text:style-name="T41"> 5</text:span><text:span text:style-name="T13"> paragraph</text:span><text:span text:style-name="T41"> </text:span><text:span text:style-name="T13">of this document </text:span><text:span text:style-name="T42">correspondingly to </text:span><text:span text:style-name="T46">how much bytes are required for codding</text:span><text:span text:style-name="T42"> the integer</text:span><text:span text:style-name="T10">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7:33:09.958095877</meta:creation-date>
    <meta:generator>LibreOffice/24.2.7.2$Linux_X86_64 LibreOffice_project/420$Build-2</meta:generator>
    <dc:date>2025-07-11T18:04:19.233090377</dc:date>
    <meta:editing-duration>P3DT3H43M</meta:editing-duration>
    <meta:editing-cycles>34</meta:editing-cycles>
    <meta:document-statistic meta:table-count="0" meta:image-count="0" meta:object-count="0" meta:page-count="1" meta:paragraph-count="18" meta:word-count="243" meta:character-count="1473" meta:non-whitespace-character-count="1239"/>
  </office:meta>
</office:document-meta>
</file>